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480C474D8D1CAA2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33577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523d5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5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6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7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8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9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71e70" style:font-size-asian="12pt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133577"/>
    </style:style>
    <style:style style:name="T8" style:family="text">
      <style:text-properties officeooo:rsid="0014a072"/>
    </style:style>
    <style:style style:name="T9" style:family="text">
      <style:text-properties officeooo:rsid="0015054b"/>
    </style:style>
    <style:style style:name="T10" style:family="text">
      <style:text-properties officeooo:rsid="00156016"/>
    </style:style>
    <style:style style:name="T11" style:family="text">
      <style:text-properties officeooo:rsid="0015c51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</text:p>
      <text:p text:style-name="P7"/>
      <text:p text:style-name="P5">2. </text:p>
      <text:p text:style-name="P5">3. </text:p>
      <text:p text:style-name="P5">4. </text:p>
      <text:p text:style-name="P5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4"/>
      <text:p text:style-name="P1">8. </text:p>
      <text:p text:style-name="P3">9. <text:span text:style-name="T10">No nos podemos creer que estés a punto de saber las notas del primer trimestre.</text:span></text:p>
      <text:p text:style-name="P9">10. <text:span text:style-name="T11">¡Nosotros cateamos tantas veces ese ciclo que finalmente decidimos desdicarnos a el</text:span></text:p>
      <text:p text:style-name="P2">11. <text:span text:style-name="T7">mundo de los regalos!</text:span>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<text:soft-page-break/>18. <text:span text:style-name="T6">Bueno, debo volver a la fábrica y asegurarme de que tu iPhone X está listo y</text:span> </text:p>
      <text:p text:style-name="P1">19. <text:span text:style-name="T9">Empaquetado. Por cierto</text:span> <text:s/><text:span text:style-name="T9">ya sabes que nuestra magia solo funciona mientras duermes.</text:span></text:p>
      <text:p text:style-name="P1">20. <text:span text:style-name="T8">¿verdad?</text:span></text:p>
      <text:p text:style-name="P1"/>
      <text:p text:style-name="P6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480C474D8D1CAA27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0:01:44.248214053</dc:date>
    <meta:editing-cycles>17</meta:editing-cycles>
    <meta:editing-duration>PT8H5M59S</meta:editing-duration>
    <meta:document-statistic meta:table-count="0" meta:image-count="1" meta:object-count="0" meta:page-count="2" meta:paragraph-count="21" meta:word-count="129" meta:character-count="679" meta:non-whitespace-character-count="554"/>
    <meta:template xlink:type="simple" xlink:actuate="onRequest" xlink:title="" xlink:href="Normal.dotm"/>
  </office:meta>
</office:document-meta>
</file>